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HistoryItemCollection.removeMember( DavResource memb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VersionHistoryItemCollection.initPropert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VersionHistoryItemCollection.getVersion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VersionHistoryItemCollection.getSupported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ersionHistoryItemCollection.VersionHistoryItemCollection( DavResourceLocator resourcePath , JcrDavSession session , DavResourceFactory factory , Item ite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